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ontSiteSans" svg:font-family="FontSiteSans, Arial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Meiryo UI" svg:font-family="'Meiryo UI'" style:font-family-generic="swiss" style:font-pitch="variable"/>
    <style:font-face style:name="Tekton Pro Ext" svg:font-family="'Tekton Pro Ex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ae09"/>
    </style:style>
    <style:style style:name="P2" style:family="paragraph" style:parent-style-name="Standard" style:list-style-name="L2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officeooo:paragraph-rsid="0002e6b4"/>
    </style:style>
    <style:style style:name="P3" style:family="paragraph" style:parent-style-name="Standard" style:list-style-name="L2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officeooo:paragraph-rsid="0003faed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style:font-name="Liberation Sans" officeooo:rsid="0002e6b4" officeooo:paragraph-rsid="0002e6b4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style:font-name="Liberation Sans" officeooo:rsid="0002e6b4" officeooo:paragraph-rsid="0005ae09"/>
    </style:style>
    <style:style style:name="P6" style:family="paragraph" style:parent-style-name="Standard" style:list-style-name="L2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style:font-name="Liberation Sans" officeooo:paragraph-rsid="0002e6b4"/>
    </style:style>
    <style:style style:name="P7" style:family="paragraph" style:parent-style-name="Standard" style:list-style-name="L3">
      <style:paragraph-properties fo:margin-top="0cm" fo:margin-bottom="0cm" loext:contextual-spacing="false" style:line-height-at-least="0.635cm" fo:widows="1"/>
      <style:text-properties officeooo:paragraph-rsid="0002e6b4"/>
    </style:style>
    <style:style style:name="P8" style:family="paragraph" style:parent-style-name="Standard" style:list-style-name="L3">
      <style:paragraph-properties fo:margin-top="0cm" fo:margin-bottom="0cm" loext:contextual-spacing="false" style:line-height-at-least="0.635cm" fo:widows="1"/>
      <style:text-properties style:font-name="Liberation Sans" officeooo:rsid="0002e6b4" officeooo:paragraph-rsid="0002e6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e6b4"/>
    </style:style>
    <style:style style:name="T3" style:family="text">
      <style:text-properties style:font-name="Liberation Sans" officeooo:rsid="0002e6b4"/>
    </style:style>
    <style:style style:name="T4" style:family="text">
      <style:text-properties style:font-name="Liberation Sans" fo:font-weight="bold" officeooo:rsid="0002e6b4" style:font-weight-asian="bold" style:font-weight-complex="bold"/>
    </style:style>
    <style:style style:name="T5" style:family="text">
      <style:text-properties style:font-name="Liberation Sans" fo:font-weight="normal" officeooo:rsid="0003faed" style:font-weight-asian="normal" style:font-weight-complex="normal"/>
    </style:style>
    <style:style style:name="T6" style:family="text">
      <style:text-properties style:font-name="Liberation Sans" officeooo:rsid="0003faed"/>
    </style:style>
    <style:style style:name="T7" style:family="text">
      <style:text-properties style:font-name="Liberation Sans" fo:font-style="italic" officeooo:rsid="0002e6b4" style:font-style-asian="italic" style:font-style-complex="italic"/>
    </style:style>
    <style:style style:name="T8" style:family="text">
      <style:text-properties style:font-name="Liberation Sans" officeooo:rsid="0005ae09"/>
    </style:style>
    <style:style style:name="T9" style:family="text">
      <style:text-properties style:font-name="Liberation Sans" officeooo:rsid="0005ae09" style:font-name-asian="NSimSun" style:font-name-complex="Liberation Mono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5ae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e6b4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0.136cm" fo:margin-left="0.499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cket Management</text:h>
      <text:p text:style-name="P4">Simple guide on how to procedure on all tickets that have been reported by NoCheatPlus users.</text:p>
      <text:p text:style-name="P4"/>
      <text:list xml:id="list9199313427720678564" text:style-name="L2">
        <text:list-item>
          <text:p text:style-name="P6"><text:span text:style-name="T2">Make sure we know the version of server and NC+ in use (as with /ncp version).</text:span></text:p>
        </text:list-item>
        <text:list-item>
          <text:p text:style-name="P6"><text:span text:style-name="T2">Ask the simple questions that help to understand what actually might be the case.</text:span></text:p>
        </text:list-item>
        <text:list-item>
          <text:p text:style-name="P6"><text:span text:style-name="T2">If you can reproduce an issue, simply state so, if appropriate with a short description how so.</text:span></text:p>
        </text:list-item>
        <text:list-item>
          <text:p text:style-name="P6"><text:span text:style-name="T2">Use search function of tickets to find duplicates, alter the title once problem is understood and can be put into optimally findable keywords.</text:span></text:p>
        </text:list-item>
        <text:list-item>
          <text:p text:style-name="P6"><text:span text:style-name="T2">Do not "rush" to present a solution, make sure you understand the problem, ask back the simple questions!</text:span></text:p>
        </text:list-item>
        <text:list-item>
          <text:p text:style-name="P6"><text:span text:style-name="T2">Do not close tickets too fast if they might be a hot topic at present. Just state you might close it soon, Give people a day or two in general.</text:span></text:p>
        </text:list-item>
        <text:list-item>
          <text:p text:style-name="P6"><text:span text:style-name="T2">Before closing a ticket, give short notice about why it is closed as the state as chosen (invalid, fixed , ...). Do mention now and then that people are invited to continue discussion or open a new ticket, depending on matter and how it was resolved.</text:span></text:p>
        </text:list-item>
        <text:list-item>
          <text:p text:style-name="P6"><text:span text:style-name="T2">Be polite or positive, keep it simple if possible.</text:span></text:p>
        </text:list-item>
        <text:list-item>
          <text:p text:style-name="P6"><text:span text:style-name="T2">Remind users that use a wrong ticket template to always use the right one!</text:span></text:p>
        </text:list-item>
        <text:list-item>
          <text:p text:style-name="P6"><text:span text:style-name="T2">Users that modify ticket templates and accidently forget important informations should be asked to provide those.</text:span></text:p>
        </text:list-item>
        <text:list-item>
          <text:p text:style-name="P2"><text:span text:style-name="T3">Tickets that include offensive or insecure text, images links, attachments or other content have to be marked as "Invalid" instantly. Also report to @asofold and/or @MyPictures as soon as possible.</text:span></text:p>
          <text:p text:style-name="P2"><text:span text:style-name="T3"/></text:p>
        </text:list-item>
      </text:list>
      <text:h text:style-name="Heading_20_1" text:outline-level="1">Template usage</text:h>
      <text:list xml:id="list190610691863376" text:continue-numbering="true" text:style-name="L2">
        <text:list-item>
          <text:p text:style-name="P3"><text:span text:style-name="T4">Defect </text:span><text:span text:style-name="T5">is u</text:span><text:span text:style-name="T3">sed for existing defects in NoCheatPlus such as false positives, bugs, performance drops, damaged parts, incompatibility's and other.</text:span></text:p>
        </text:list-item>
        <text:list-item>
          <text:p text:style-name="P3"><text:span text:style-name="T4">Enhancement</text:span><text:span text:style-name="T3"> </text:span><text:span text:style-name="T6">is u</text:span><text:span text:style-name="T3">sed for suggestions to make NoCheatPlus better such as implementing a new check for example.</text:span></text:p>
        </text:list-item>
        <text:list-item>
          <text:p text:style-name="P3"><text:span text:style-name="T4">Task</text:span><text:span text:style-name="T3"> </text:span><text:span text:style-name="T6">is u</text:span><text:span text:style-name="T3">sed to give informations to plan a task which doesn't change the NoCheatPlus source code or the docs. We actually don't really make use of this one so I suggest to use </text:span><text:span text:style-name="T7">Defect</text:span><text:span text:style-name="T3"> or </text:span><text:span text:style-name="T7">Enhancement</text:span><text:span text:style-name="T3"> template instead.</text:span></text:p>
        </text:list-item>
        <text:list-item>
          <text:p text:style-name="P3"><text:span text:style-name="T4">Patch</text:span><text:span text:style-name="T3"> </text:span><text:span text:style-name="T6">is u</text:span><text:span text:style-name="T3">sed to provide source code additions/deletions which either enhance NoCheatPlus or fix a defect in it. GitHub PRs (PullRequests) should be used instead of the </text:span><text:span text:style-name="T7">Patch</text:span><text:span text:style-name="T3"> template but we support this one also if you dont like GitHub.</text:span></text:p>
        </text:list-item>
        <text:list-item>
          <text:p text:style-name="P3"><text:span text:style-name="T4">Other</text:span><text:span text:style-name="T3"> </text:span><text:span text:style-name="T6">is used for</text:span><text:span text:style-name="T3"> </text:span><text:span text:style-name="T6">a</text:span><text:span text:style-name="T3">ny other issue that wont fit any of those templates above should be posted with this one.</text:span></text:p>
        </text:list-item>
      </text:list>
      <text:h text:style-name="Heading_20_1" text:outline-level="1"><text:soft-page-break/>Statues</text:h>
      <text:p text:style-name="P4"><text:span text:style-name="Fett">Accepted</text:span><text:span text:style-name="Fett"><text:span text:style-name="T12"> </text:span></text:span>We mark a ticket as "Accepted" as soon as we could reproduce the defect or enhancement and agree with it needing to get implemented or fixed.\\</text:p>
      <text:p text:style-name="P4"><text:span text:style-name="Fett">Started</text:span> Use this statue if we started working on an enhancement or defect but didn't fully finish it yet.</text:p>
      <text:p text:style-name="P4"><text:span text:style-name="Fett">Waiting</text:span> We should mark a ticket as "Waiting" if we need more informations or time to test and reproduce the issue.</text:p>
      <text:p text:style-name="P4"><text:span text:style-name="Fett">Replied</text:span> Applying statue "Waiting" to that ticket and making a comment afterwards will turn it to "Replied". No special use just DevBukkit stuff.</text:p>
      <text:p text:style-name="P1"><text:span text:style-name="Fett">Fixe</text:span><text:span text:style-name="Fett"><text:span text:style-name="T8">d</text:span></text:span><text:span text:style-name="Fett"><text:span text:style-name="T13"> </text:span></text:span>Use this statue if you believe that a described issue or enhancement in a ticket has been fixed/finished.</text:p>
      <text:p text:style-name="P4"><text:span text:style-name="Fett">Verified</text:span> If you could reproduce and prove that a fix or enhancement has worked then mark the ticket as "Verified".</text:p>
      <text:p text:style-name="P4"><text:span text:style-name="Fett">Invalid</text:span> Only mark a ticket as invalid if you could prove it being invalid! As invalid we see:</text:p>
      <text:p text:style-name="P4"/>
      <text:list xml:id="list6030260769882674045" text:style-name="L3">
        <text:list-item>
          <text:p text:style-name="P8">Issue<text:span text:style-name="T11">s</text:span> that we couldn't reproduce and we have to <text:span text:style-name="T1">be 100% sure</text:span> that the issue isnt coming from NoCheatPlus</text:p>
        </text:list-item>
        <text:list-item>
          <text:p text:style-name="P7"><text:span text:style-name="T3">Issue</text:span><text:span text:style-name="T8">s</text:span><text:span text:style-name="T3"> that </text:span><text:span text:style-name="T8">are</text:span><text:span text:style-name="T3"> caused by another plugin and cant be fixed over NoCheatPlus</text:span></text:p>
        </text:list-item>
        <text:list-item>
          <text:p text:style-name="P7"><text:span text:style-name="T3">Issue</text:span><text:span text:style-name="T8">s</text:span><text:span text:style-name="T3"> that cant be fixed because of the limitations of Minecraft, CraftBukkit, Java, network and computers</text:span></text:p>
        </text:list-item>
      </text:list>
      <text:p text:style-name="P4"/>
      <text:p text:style-name="P4"><text:span text:style-name="Fett"><text:span text:style-name="T9">Duplicate</text:span></text:span> If a ticket has been already made for this specific issue then mark it as <text:span text:style-name="T10">Duplicate</text:span> and try to link both tickets over the ticket comments (just post links of both tickets there).</text:p>
      <text:p text:style-name="P5"><text:span text:style-name="Fett"><text:span text:style-name="T9">Declined</text:span></text:span> If we decide to not take actions for this issue or enhancement we mark it as <text:span text:style-name="T10">Declined</text:span>. </text:p>
      <text:p text:style-name="P5">Example: If we find out that another plugin is causing the issue but it could technically get fixed over NoCheatPlus also. </text:p>
      <text:p text:style-name="P4"/>
      <text:h text:style-name="Heading_20_1" text:outline-level="1">Priority's</text:h>
      <text:p text:style-name="P4"><text:span text:style-name="Fett"><text:span text:style-name="T9">Low</text:span></text:span> If we agree it being useful but rather prefer to focus on other features instead first.\\</text:p>
      <text:p text:style-name="P4"><text:span text:style-name="Fett"><text:span text:style-name="T9">Medium</text:span></text:span> Default priority of every ticket.</text:p>
      <text:p text:style-name="P4"><text:span text:style-name="Fett"><text:span text:style-name="T9">High</text:span></text:span> Features that we focus on implementing will get the priority <text:span text:style-name="T10">High</text:span> assigned.</text:p>
      <text:p text:style-name="P4"><text:span text:style-name="Fett"><text:span text:style-name="T9">Critical</text:span></text:span> Crash exploits, Dupes or other problems in NoCheatPlus which may harm the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ontSiteSans" svg:font-family="FontSiteSans, Arial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Meiryo UI" svg:font-family="'Meiryo UI'" style:font-family-generic="swiss" style:font-pitch="variable"/>
    <style:font-face style:name="Tekton Pro Ext" svg:font-family="'Tekton Pro Ex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graphic-properties draw:fill-image-width="0cm" draw:fill-image-height="0cm"/>
      <style:paragraph-properties style:page-number="auto" style:shadow="none" style:writing-mode="page">
        <style:tab-stops/>
      </style:paragraph-properties>
      <style:text-properties style:font-name="Liberation Sans2" fo:font-family="'Liberation Sans'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Fett" style:family="text" style:parent-style-name="Example">
      <style:text-properties style:text-position="0% 100%" style:font-name="Liberation Sans1" fo:font-family="'Liberation Sans'" style:font-style-name="Fett" style:font-family-generic="swiss" style:font-pitch="variable" fo:font-weight="normal" fo:background-color="#eeeeee" style:font-size-asian="10.5pt" fo:padding="0.049cm" fo:border="0.74pt solid #ffffff" style:shadow="none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from-top" style:vertical-rel="paragraph-content" style:horizontal-pos="from-left" style:horizontal-rel="paragraph-content" fo:background-color="#dddddd" style:background-transparency="0%" draw:fill="solid" draw:fill-color="#dddddd" draw:fill-image-width="0cm" draw:fill-image-height="0cm" fo:padding="0.049cm" fo:border="0.06pt solid #000000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8:03:25.001000000</meta:creation-date>
    <dc:date>2015-04-27T19:06:04.122000000</dc:date>
    <meta:editing-duration>PT57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39" meta:word-count="730" meta:character-count="4132" meta:non-whitespace-character-count="3458"/>
  </office:meta>
</office:document-meta>
</file>